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signal</text:p>
          </table:table-cell>
        </table:table-row>
        <table:table-row table:style-name="ro1">
          <table:table-cell office:value-type="string" calcext:value-type="string">
            <text:p>2016-06-01 20:00:00+00:00</text:p>
          </table:table-cell>
          <table:table-cell office:value-type="float" office:value="52.8499984741211" calcext:value-type="float">
            <text:p>52.85</text:p>
          </table:table-cell>
          <table:table-cell office:value-type="float" office:value="52.9500007629395" calcext:value-type="float">
            <text:p>52.95</text:p>
          </table:table-cell>
          <table:table-cell office:value-type="float" office:value="52.439998626709" calcext:value-type="float">
            <text:p>52.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20:00:00+00:00</text:p>
          </table:table-cell>
          <table:table-cell office:value-type="float" office:value="52.4799995422363" calcext:value-type="float">
            <text:p>52.48</text:p>
          </table:table-cell>
          <table:table-cell office:value-type="float" office:value="52.7400016784668" calcext:value-type="float">
            <text:p>52.74</text:p>
          </table:table-cell>
          <table:table-cell office:value-type="float" office:value="51.8349990844727" calcext:value-type="float">
            <text:p>51.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3 20:00:00+00:00</text:p>
          </table:table-cell>
          <table:table-cell office:value-type="float" office:value="51.7900009155273" calcext:value-type="float">
            <text:p>51.79</text:p>
          </table:table-cell>
          <table:table-cell office:value-type="float" office:value="52.4199981689453" calcext:value-type="float">
            <text:p>52.42</text:p>
          </table:table-cell>
          <table:table-cell office:value-type="float" office:value="51.5999984741211" calcext:value-type="float">
            <text:p>51.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6 20:00:00+00:00</text:p>
          </table:table-cell>
          <table:table-cell office:value-type="float" office:value="52.1300010681152" calcext:value-type="float">
            <text:p>52.13</text:p>
          </table:table-cell>
          <table:table-cell office:value-type="float" office:value="52.3499984741211" calcext:value-type="float">
            <text:p>52.35</text:p>
          </table:table-cell>
          <table:table-cell office:value-type="float" office:value="51.8899993896484" calcext:value-type="float">
            <text:p>51.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7 20:00:00+00:00</text:p>
          </table:table-cell>
          <table:table-cell office:value-type="float" office:value="52.0999984741211" calcext:value-type="float">
            <text:p>52.10</text:p>
          </table:table-cell>
          <table:table-cell office:value-type="float" office:value="52.7299995422363" calcext:value-type="float">
            <text:p>52.73</text:p>
          </table:table-cell>
          <table:table-cell office:value-type="float" office:value="52.0999984741211" calcext:value-type="float">
            <text:p>52.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8 20:00:00+00:00</text:p>
          </table:table-cell>
          <table:table-cell office:value-type="float" office:value="52.0400009155273" calcext:value-type="float">
            <text:p>52.04</text:p>
          </table:table-cell>
          <table:table-cell office:value-type="float" office:value="52.439998626709" calcext:value-type="float">
            <text:p>52.44</text:p>
          </table:table-cell>
          <table:table-cell office:value-type="float" office:value="51.8699989318848" calcext:value-type="float">
            <text:p>51.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9 20:00:00+00:00</text:p>
          </table:table-cell>
          <table:table-cell office:value-type="float" office:value="51.6199989318848" calcext:value-type="float">
            <text:p>51.62</text:p>
          </table:table-cell>
          <table:table-cell office:value-type="float" office:value="52" calcext:value-type="float">
            <text:p>52.00</text:p>
          </table:table-cell>
          <table:table-cell office:value-type="float" office:value="51.4900016784668" calcext:value-type="float">
            <text:p>51.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0 20:00:00+00:00</text:p>
          </table:table-cell>
          <table:table-cell office:value-type="float" office:value="51.4799995422363" calcext:value-type="float">
            <text:p>51.48</text:p>
          </table:table-cell>
          <table:table-cell office:value-type="float" office:value="52.0499992370606" calcext:value-type="float">
            <text:p>52.05</text:p>
          </table:table-cell>
          <table:table-cell office:value-type="float" office:value="51.0400009155273" calcext:value-type="float">
            <text:p>51.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3 20:00:00+00:00</text:p>
          </table:table-cell>
          <table:table-cell office:value-type="float" office:value="50.1399993896484" calcext:value-type="float">
            <text:p>50.14</text:p>
          </table:table-cell>
          <table:table-cell office:value-type="float" office:value="50.7150001525879" calcext:value-type="float">
            <text:p>50.72</text:p>
          </table:table-cell>
          <table:table-cell office:value-type="float" office:value="49.060001373291" calcext:value-type="float">
            <text:p>49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4 20:00:00+00:00</text:p>
          </table:table-cell>
          <table:table-cell office:value-type="float" office:value="49.8300018310547" calcext:value-type="float">
            <text:p>49.83</text:p>
          </table:table-cell>
          <table:table-cell office:value-type="float" office:value="50.0999984741211" calcext:value-type="float">
            <text:p>50.10</text:p>
          </table:table-cell>
          <table:table-cell office:value-type="float" office:value="49.5699996948242" calcext:value-type="float">
            <text:p>49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5 20:00:00+00:00</text:p>
          </table:table-cell>
          <table:table-cell office:value-type="float" office:value="49.689998626709" calcext:value-type="float">
            <text:p>49.69</text:p>
          </table:table-cell>
          <table:table-cell office:value-type="float" office:value="50.1199989318848" calcext:value-type="float">
            <text:p>50.12</text:p>
          </table:table-cell>
          <table:table-cell office:value-type="float" office:value="49.689998626709" calcext:value-type="float">
            <text:p>49.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6 20:00:00+00:00</text:p>
          </table:table-cell>
          <table:table-cell office:value-type="float" office:value="50.3899993896484" calcext:value-type="float">
            <text:p>50.39</text:p>
          </table:table-cell>
          <table:table-cell office:value-type="float" office:value="50.4700012207031" calcext:value-type="float">
            <text:p>50.47</text:p>
          </table:table-cell>
          <table:table-cell office:value-type="float" office:value="49.5068016052246" calcext:value-type="float">
            <text:p>49.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7 20:00:00+00:00</text:p>
          </table:table-cell>
          <table:table-cell office:value-type="float" office:value="50.1300010681152" calcext:value-type="float">
            <text:p>50.13</text:p>
          </table:table-cell>
          <table:table-cell office:value-type="float" office:value="50.4300003051758" calcext:value-type="float">
            <text:p>50.43</text:p>
          </table:table-cell>
          <table:table-cell office:value-type="float" office:value="49.8199996948242" calcext:value-type="float">
            <text:p>49.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0 20:00:00+00:00</text:p>
          </table:table-cell>
          <table:table-cell office:value-type="float" office:value="50.0699996948242" calcext:value-type="float">
            <text:p>50.07</text:p>
          </table:table-cell>
          <table:table-cell office:value-type="float" office:value="50.8300018310547" calcext:value-type="float">
            <text:p>50.83</text:p>
          </table:table-cell>
          <table:table-cell office:value-type="float" office:value="50.0299987792969" calcext:value-type="float">
            <text:p>5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1 20:00:00+00:00</text:p>
          </table:table-cell>
          <table:table-cell office:value-type="float" office:value="51.189998626709" calcext:value-type="float">
            <text:p>51.19</text:p>
          </table:table-cell>
          <table:table-cell office:value-type="float" office:value="51.4300003051758" calcext:value-type="float">
            <text:p>51.43</text:p>
          </table:table-cell>
          <table:table-cell office:value-type="float" office:value="50.1599998474121" calcext:value-type="float">
            <text:p>50.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2 20:00:00+00:00</text:p>
          </table:table-cell>
          <table:table-cell office:value-type="float" office:value="50.9900016784668" calcext:value-type="float">
            <text:p>50.99</text:p>
          </table:table-cell>
          <table:table-cell office:value-type="float" office:value="51.4599990844727" calcext:value-type="float">
            <text:p>51.46</text:p>
          </table:table-cell>
          <table:table-cell office:value-type="float" office:value="50.9524993896484" calcext:value-type="float">
            <text:p>50.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3 20:00:00+00:00</text:p>
          </table:table-cell>
          <table:table-cell office:value-type="float" office:value="51.9099998474121" calcext:value-type="float">
            <text:p>51.91</text:p>
          </table:table-cell>
          <table:table-cell office:value-type="float" office:value="65.060001373291" calcext:value-type="float">
            <text:p>65.06</text:p>
          </table:table-cell>
          <table:table-cell office:value-type="float" office:value="51.1500015258789" calcext:value-type="float">
            <text:p>51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6-06-24 20:00:00+00:00</text:p>
          </table:table-cell>
          <table:table-cell office:value-type="float" office:value="49.8300018310547" calcext:value-type="float">
            <text:p>49.83</text:p>
          </table:table-cell>
          <table:table-cell office:value-type="float" office:value="50.939998626709" calcext:value-type="float">
            <text:p>50.94</text:p>
          </table:table-cell>
          <table:table-cell office:value-type="float" office:value="49.5200004577637" calcext:value-type="float">
            <text:p>49.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7 20:00:00+00:00</text:p>
          </table:table-cell>
          <table:table-cell office:value-type="float" office:value="48.4300003051758" calcext:value-type="float">
            <text:p>48.43</text:p>
          </table:table-cell>
          <table:table-cell office:value-type="float" office:value="49.146598815918" calcext:value-type="float">
            <text:p>49.15</text:p>
          </table:table-cell>
          <table:table-cell office:value-type="float" office:value="48.0349998474121" calcext:value-type="float">
            <text:p>48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8 20:00:00+00:00</text:p>
          </table:table-cell>
          <table:table-cell office:value-type="float" office:value="49.439998626709" calcext:value-type="float">
            <text:p>49.44</text:p>
          </table:table-cell>
          <table:table-cell office:value-type="float" office:value="49.4700012207031" calcext:value-type="float">
            <text:p>49.47</text:p>
          </table:table-cell>
          <table:table-cell office:value-type="float" office:value="48.6699981689453" calcext:value-type="float">
            <text:p>48.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9 20:00:00+00:00</text:p>
          </table:table-cell>
          <table:table-cell office:value-type="float" office:value="50.5400009155273" calcext:value-type="float">
            <text:p>50.54</text:p>
          </table:table-cell>
          <table:table-cell office:value-type="float" office:value="50.7200012207031" calcext:value-type="float">
            <text:p>50.72</text:p>
          </table:table-cell>
          <table:table-cell office:value-type="float" office:value="49.7999992370606" calcext:value-type="float">
            <text:p>49.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30 20:00:00+00:00</text:p>
          </table:table-cell>
          <table:table-cell office:value-type="float" office:value="51.1699981689453" calcext:value-type="float">
            <text:p>51.17</text:p>
          </table:table-cell>
          <table:table-cell office:value-type="float" office:value="51.2999992370605" calcext:value-type="float">
            <text:p>51.30</text:p>
          </table:table-cell>
          <table:table-cell office:value-type="float" office:value="50.5" calcext:value-type="float">
            <text:p>50.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1 20:00:00+00:00</text:p>
          </table:table-cell>
          <table:table-cell office:value-type="float" office:value="51.1599998474121" calcext:value-type="float">
            <text:p>51.16</text:p>
          </table:table-cell>
          <table:table-cell office:value-type="float" office:value="51.7200012207031" calcext:value-type="float">
            <text:p>51.72</text:p>
          </table:table-cell>
          <table:table-cell office:value-type="float" office:value="51.0699996948242" calcext:value-type="float">
            <text:p>51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5 20:00:00+00:00</text:p>
          </table:table-cell>
          <table:table-cell office:value-type="float" office:value="51.1699981689453" calcext:value-type="float">
            <text:p>51.17</text:p>
          </table:table-cell>
          <table:table-cell office:value-type="float" office:value="51.2799987792969" calcext:value-type="float">
            <text:p>51.28</text:p>
          </table:table-cell>
          <table:table-cell office:value-type="float" office:value="50.7400016784668" calcext:value-type="float">
            <text:p>50.7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6 20:00:00+00:00</text:p>
          </table:table-cell>
          <table:table-cell office:value-type="float" office:value="51.3800010681152" calcext:value-type="float">
            <text:p>51.38</text:p>
          </table:table-cell>
          <table:table-cell office:value-type="float" office:value="51.5400009155273" calcext:value-type="float">
            <text:p>51.54</text:p>
          </table:table-cell>
          <table:table-cell office:value-type="float" office:value="50.3899993896484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7 20:00:00+00:00</text:p>
          </table:table-cell>
          <table:table-cell office:value-type="float" office:value="51.3800010681152" calcext:value-type="float">
            <text:p>51.38</text:p>
          </table:table-cell>
          <table:table-cell office:value-type="float" office:value="51.6100006103516" calcext:value-type="float">
            <text:p>51.61</text:p>
          </table:table-cell>
          <table:table-cell office:value-type="float" office:value="51.0699996948242" calcext:value-type="float">
            <text:p>51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8 20:00:00+00:00</text:p>
          </table:table-cell>
          <table:table-cell office:value-type="float" office:value="52.2999992370606" calcext:value-type="float">
            <text:p>52.30</text:p>
          </table:table-cell>
          <table:table-cell office:value-type="float" office:value="52.3600006103516" calcext:value-type="float">
            <text:p>52.36</text:p>
          </table:table-cell>
          <table:table-cell office:value-type="float" office:value="43.05" calcext:value-type="float">
            <text:p>43.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6-07-11 20:00:00+00:00</text:p>
          </table:table-cell>
          <table:table-cell office:value-type="float" office:value="52.5900001525879" calcext:value-type="float">
            <text:p>52.59</text:p>
          </table:table-cell>
          <table:table-cell office:value-type="float" office:value="52.8300018310547" calcext:value-type="float">
            <text:p>52.83</text:p>
          </table:table-cell>
          <table:table-cell office:value-type="float" office:value="52.4700012207031" calcext:value-type="float">
            <text:p>52.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0:00:00+00:00</text:p>
          </table:table-cell>
          <table:table-cell office:value-type="float" office:value="53.2099990844727" calcext:value-type="float">
            <text:p>53.21</text:p>
          </table:table-cell>
          <table:table-cell office:value-type="float" office:value="53.4000015258789" calcext:value-type="float">
            <text:p>53.40</text:p>
          </table:table-cell>
          <table:table-cell office:value-type="float" office:value="52.7849998474121" calcext:value-type="float">
            <text:p>52.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13 20:00:00+00:00</text:p>
          </table:table-cell>
          <table:table-cell office:value-type="float" office:value="53.5099983215332" calcext:value-type="float">
            <text:p>53.51</text:p>
          </table:table-cell>
          <table:table-cell office:value-type="float" office:value="53.8600006103516" calcext:value-type="float">
            <text:p>53.86</text:p>
          </table:table-cell>
          <table:table-cell office:value-type="float" office:value="53.1800003051758" calcext:value-type="float">
            <text:p>53.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20:00:00+00:00</text:p>
          </table:table-cell>
          <table:table-cell office:value-type="float" office:value="53.7400016784668" calcext:value-type="float">
            <text:p>53.74</text:p>
          </table:table-cell>
          <table:table-cell office:value-type="float" office:value="53.9900016784668" calcext:value-type="float">
            <text:p>53.99</text:p>
          </table:table-cell>
          <table:table-cell office:value-type="float" office:value="53.5800018310547" calcext:value-type="float">
            <text:p>5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5 20:00:00+00:00</text:p>
          </table:table-cell>
          <table:table-cell office:value-type="float" office:value="53.7000007629395" calcext:value-type="float">
            <text:p>53.70</text:p>
          </table:table-cell>
          <table:table-cell office:value-type="float" office:value="54" calcext:value-type="float">
            <text:p>54.00</text:p>
          </table:table-cell>
          <table:table-cell office:value-type="float" office:value="53.2099990844727" calcext:value-type="float">
            <text:p>53.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8 20:00:00+00:00</text:p>
          </table:table-cell>
          <table:table-cell office:value-type="float" office:value="53.9599990844727" calcext:value-type="float">
            <text:p>53.96</text:p>
          </table:table-cell>
          <table:table-cell office:value-type="float" office:value="54.3400001525879" calcext:value-type="float">
            <text:p>54.34</text:p>
          </table:table-cell>
          <table:table-cell office:value-type="float" office:value="53.5499992370606" calcext:value-type="float">
            <text:p>53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9 20:00:00+00:00</text:p>
          </table:table-cell>
          <table:table-cell office:value-type="float" office:value="53.0900001525879" calcext:value-type="float">
            <text:p>53.09</text:p>
          </table:table-cell>
          <table:table-cell office:value-type="float" office:value="53.9000015258789" calcext:value-type="float">
            <text:p>53.90</text:p>
          </table:table-cell>
          <table:table-cell office:value-type="float" office:value="52.9300003051758" calcext:value-type="float">
            <text:p>52.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0 20:00:00+00:00</text:p>
          </table:table-cell>
          <table:table-cell office:value-type="float" office:value="55.9099998474121" calcext:value-type="float">
            <text:p>55.91</text:p>
          </table:table-cell>
          <table:table-cell office:value-type="float" office:value="66.8400001525879" calcext:value-type="float">
            <text:p>66.84</text:p>
          </table:table-cell>
          <table:table-cell office:value-type="float" office:value="55.5299987792969" calcext:value-type="float">
            <text:p>55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6-07-21 20:00:00+00:00</text:p>
          </table:table-cell>
          <table:table-cell office:value-type="float" office:value="55.7999992370606" calcext:value-type="float">
            <text:p>55.80</text:p>
          </table:table-cell>
          <table:table-cell office:value-type="float" office:value="56.2299995422363" calcext:value-type="float">
            <text:p>56.23</text:p>
          </table:table-cell>
          <table:table-cell office:value-type="float" office:value="55.7599983215332" calcext:value-type="float">
            <text:p>55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2 20:00:00+00:00</text:p>
          </table:table-cell>
          <table:table-cell office:value-type="float" office:value="56.5699996948242" calcext:value-type="float">
            <text:p>56.57</text:p>
          </table:table-cell>
          <table:table-cell office:value-type="float" office:value="56.627498626709" calcext:value-type="float">
            <text:p>56.63</text:p>
          </table:table-cell>
          <table:table-cell office:value-type="float" office:value="55.7799987792969" calcext:value-type="float">
            <text:p>55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5 20:00:00+00:00</text:p>
          </table:table-cell>
          <table:table-cell office:value-type="float" office:value="56.7299995422363" calcext:value-type="float">
            <text:p>56.73</text:p>
          </table:table-cell>
          <table:table-cell office:value-type="float" office:value="56.7400016784668" calcext:value-type="float">
            <text:p>56.74</text:p>
          </table:table-cell>
          <table:table-cell office:value-type="float" office:value="56.2550010681152" calcext:value-type="float">
            <text:p>56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6 20:00:00+00:00</text:p>
          </table:table-cell>
          <table:table-cell office:value-type="float" office:value="56.7599983215332" calcext:value-type="float">
            <text:p>56.76</text:p>
          </table:table-cell>
          <table:table-cell office:value-type="float" office:value="57.2900009155273" calcext:value-type="float">
            <text:p>57.29</text:p>
          </table:table-cell>
          <table:table-cell office:value-type="float" office:value="56.5099983215332" calcext:value-type="float">
            <text:p>56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7 20:00:00+00:00</text:p>
          </table:table-cell>
          <table:table-cell office:value-type="float" office:value="56.189998626709" calcext:value-type="float">
            <text:p>56.19</text:p>
          </table:table-cell>
          <table:table-cell office:value-type="float" office:value="56.7999992370605" calcext:value-type="float">
            <text:p>56.80</text:p>
          </table:table-cell>
          <table:table-cell office:value-type="float" office:value="56.1100006103516" calcext:value-type="float">
            <text:p>56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8 20:00:00+00:00</text:p>
          </table:table-cell>
          <table:table-cell office:value-type="float" office:value="56.2099990844727" calcext:value-type="float">
            <text:p>56.21</text:p>
          </table:table-cell>
          <table:table-cell office:value-type="float" office:value="56.3699989318848" calcext:value-type="float">
            <text:p>56.37</text:p>
          </table:table-cell>
          <table:table-cell office:value-type="float" office:value="55.7200012207031" calcext:value-type="float">
            <text:p>55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9 20:00:00+00:00</text:p>
          </table:table-cell>
          <table:table-cell office:value-type="float" office:value="56.6800003051758" calcext:value-type="float">
            <text:p>56.68</text:p>
          </table:table-cell>
          <table:table-cell office:value-type="float" office:value="56.7599983215332" calcext:value-type="float">
            <text:p>56.76</text:p>
          </table:table-cell>
          <table:table-cell office:value-type="float" office:value="56.0499992370606" calcext:value-type="float">
            <text:p>56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6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olatility(5)</text:p>
          </table:table-cell>
          <table:table-cell office:value-type="string" calcext:value-type="string">
            <text:p>Close - 2*V</text:p>
          </table:table-cell>
          <table:table-cell office:value-type="string" calcext:value-type="string">
            <text:p>Close + 4 * V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ignal</text:p>
          </table:table-cell>
        </table:table-row>
        <table:table-row table:style-name="ro1">
          <table:table-cell office:value-type="string" calcext:value-type="string">
            <text:p>2016-06-01 20:00:00+00:00</text:p>
          </table:table-cell>
          <table:table-cell office:value-type="float" office:value="52.8499984741211" calcext:value-type="float">
            <text:p>52.85</text:p>
          </table:table-cell>
          <table:table-cell office:value-type="float" office:value="52.9500007629395" calcext:value-type="float">
            <text:p>52.95</text:p>
          </table:table-cell>
          <table:table-cell office:value-type="float" office:value="52.439998626709" calcext:value-type="float">
            <text:p>52.44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20:00:00+00:00</text:p>
          </table:table-cell>
          <table:table-cell office:value-type="float" office:value="52.4799995422363" calcext:value-type="float">
            <text:p>52.48</text:p>
          </table:table-cell>
          <table:table-cell office:value-type="float" office:value="52.7400016784668" calcext:value-type="float">
            <text:p>52.74</text:p>
          </table:table-cell>
          <table:table-cell office:value-type="float" office:value="51.8349990844727" calcext:value-type="float">
            <text:p>51.83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3 20:00:00+00:00</text:p>
          </table:table-cell>
          <table:table-cell office:value-type="float" office:value="51.7900009155273" calcext:value-type="float">
            <text:p>51.79</text:p>
          </table:table-cell>
          <table:table-cell office:value-type="float" office:value="52.4199981689453" calcext:value-type="float">
            <text:p>52.42</text:p>
          </table:table-cell>
          <table:table-cell office:value-type="float" office:value="51.5999984741211" calcext:value-type="float">
            <text:p>51.6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6 20:00:00+00:00</text:p>
          </table:table-cell>
          <table:table-cell office:value-type="float" office:value="52.1300010681152" calcext:value-type="float">
            <text:p>52.13</text:p>
          </table:table-cell>
          <table:table-cell office:value-type="float" office:value="52.3499984741211" calcext:value-type="float">
            <text:p>52.35</text:p>
          </table:table-cell>
          <table:table-cell office:value-type="float" office:value="51.8899993896484" calcext:value-type="float">
            <text:p>51.89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7 20:00:00+00:00</text:p>
          </table:table-cell>
          <table:table-cell office:value-type="float" office:value="52.0999984741211" calcext:value-type="float">
            <text:p>52.10</text:p>
          </table:table-cell>
          <table:table-cell office:value-type="float" office:value="52.7299995422363" calcext:value-type="float">
            <text:p>52.73</text:p>
          </table:table-cell>
          <table:table-cell office:value-type="float" office:value="52.0999984741211" calcext:value-type="float">
            <text:p>52.10</text:p>
          </table:table-cell>
          <table:table-cell table:formula="of:=COM.MICROSOFT.STDEV.P([.B2:.B6])" office:value-type="float" office:value="0.363152138516755" calcext:value-type="float">
            <text:p>0.36</text:p>
          </table:table-cell>
          <table:table-cell table:formula="of:=[.B6]-2*[.E6]" office:value-type="float" office:value="51.3736941970876" calcext:value-type="float">
            <text:p>51.37</text:p>
          </table:table-cell>
          <table:table-cell table:formula="of:=[.B6]+4*[.E6]" office:value-type="float" office:value="53.5526070281881" calcext:value-type="float">
            <text:p>53.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8 20:00:00+00:00</text:p>
          </table:table-cell>
          <table:table-cell office:value-type="float" office:value="52.0400009155273" calcext:value-type="float">
            <text:p>52.04</text:p>
          </table:table-cell>
          <table:table-cell office:value-type="float" office:value="52.439998626709" calcext:value-type="float">
            <text:p>52.44</text:p>
          </table:table-cell>
          <table:table-cell office:value-type="float" office:value="51.8699989318848" calcext:value-type="float">
            <text:p>51.87</text:p>
          </table:table-cell>
          <table:table-cell table:formula="of:=COM.MICROSOFT.STDEV.P([.B3:.B7])" office:value-type="float" office:value="0.221214386536251" calcext:value-type="float">
            <text:p>0.22</text:p>
          </table:table-cell>
          <table:table-cell table:formula="of:=[.B7]-2*[.E7]" office:value-type="float" office:value="51.5975721424548" calcext:value-type="float">
            <text:p>51.60</text:p>
          </table:table-cell>
          <table:table-cell table:formula="of:=[.B7]+4*[.E7]" office:value-type="float" office:value="52.9248584616723" calcext:value-type="float">
            <text:p>52.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9 20:00:00+00:00</text:p>
          </table:table-cell>
          <table:table-cell office:value-type="float" office:value="51.6199989318848" calcext:value-type="float">
            <text:p>51.62</text:p>
          </table:table-cell>
          <table:table-cell office:value-type="float" office:value="52" calcext:value-type="float">
            <text:p>52.00</text:p>
          </table:table-cell>
          <table:table-cell office:value-type="float" office:value="51.8" calcext:value-type="float">
            <text:p>51.80</text:p>
          </table:table-cell>
          <table:table-cell table:formula="of:=COM.MICROSOFT.STDEV.P([.B4:.B8])" office:value-type="float" office:value="0.198252622727266" calcext:value-type="float">
            <text:p>0.20</text:p>
          </table:table-cell>
          <table:table-cell table:formula="of:=[.B8]-2*[.E8]" office:value-type="float" office:value="51.2234936864303" calcext:value-type="float">
            <text:p>51.22</text:p>
          </table:table-cell>
          <table:table-cell table:formula="of:=[.B8]+4*[.E8]" office:value-type="float" office:value="52.4130094227939" calcext:value-type="float">
            <text:p>52.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0 20:00:00+00:00</text:p>
          </table:table-cell>
          <table:table-cell office:value-type="float" office:value="51.4799995422363" calcext:value-type="float">
            <text:p>51.48</text:p>
          </table:table-cell>
          <table:table-cell office:value-type="float" office:value="52.0499992370606" calcext:value-type="float">
            <text:p>52.05</text:p>
          </table:table-cell>
          <table:table-cell office:value-type="float" office:value="51.87" calcext:value-type="float">
            <text:p>51.87</text:p>
          </table:table-cell>
          <table:table-cell table:formula="of:=COM.MICROSOFT.STDEV.P([.B5:.B9])" office:value-type="float" office:value="0.269785494220327" calcext:value-type="float">
            <text:p>0.27</text:p>
          </table:table-cell>
          <table:table-cell table:formula="of:=[.B9]-2*[.E9]" office:value-type="float" office:value="50.9404285537956" calcext:value-type="float">
            <text:p>50.94</text:p>
          </table:table-cell>
          <table:table-cell table:formula="of:=[.B9]+4*[.E9]" office:value-type="float" office:value="52.5591415191176" calcext:value-type="float">
            <text:p>52.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3 20:00:00+00:00</text:p>
          </table:table-cell>
          <table:table-cell office:value-type="float" office:value="50.1399993896484" calcext:value-type="float">
            <text:p>50.14</text:p>
          </table:table-cell>
          <table:table-cell office:value-type="float" office:value="50.7150001525879" calcext:value-type="float">
            <text:p>50.72</text:p>
          </table:table-cell>
          <table:table-cell office:value-type="float" office:value="51.95" calcext:value-type="float">
            <text:p>51.95</text:p>
          </table:table-cell>
          <table:table-cell table:formula="of:=COM.MICROSOFT.STDEV.P([.B6:.B10])" office:value-type="float" office:value="0.708959864590584" calcext:value-type="float">
            <text:p>0.71</text:p>
          </table:table-cell>
          <table:table-cell table:formula="of:=[.B10]-2*[.E10]" office:value-type="float" office:value="48.7220796604672" calcext:value-type="float">
            <text:p>48.72</text:p>
          </table:table-cell>
          <table:table-cell table:formula="of:=[.B10]+4*[.E10]" office:value-type="float" office:value="52.9758388480107" calcext:value-type="float">
            <text:p>52.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4 20:00:00+00:00</text:p>
          </table:table-cell>
          <table:table-cell office:value-type="float" office:value="49.8300018310547" calcext:value-type="float">
            <text:p>49.83</text:p>
          </table:table-cell>
          <table:table-cell office:value-type="float" office:value="50.0999984741211" calcext:value-type="float">
            <text:p>50.10</text:p>
          </table:table-cell>
          <table:table-cell office:value-type="float" office:value="52" calcext:value-type="float">
            <text:p>52.00</text:p>
          </table:table-cell>
          <table:table-cell table:formula="of:=COM.MICROSOFT.STDEV.P([.B7:.B11])" office:value-type="float" office:value="0.872063859894206" calcext:value-type="float">
            <text:p>0.87</text:p>
          </table:table-cell>
          <table:table-cell table:formula="of:=[.B11]-2*[.E11]" office:value-type="float" office:value="48.0858741112663" calcext:value-type="float">
            <text:p>48.09</text:p>
          </table:table-cell>
          <table:table-cell table:formula="of:=[.B11]+4*[.E11]" office:value-type="float" office:value="53.3182572706315" calcext:value-type="float">
            <text:p>53.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5 20:00:00+00:00</text:p>
          </table:table-cell>
          <table:table-cell office:value-type="float" office:value="52.1" calcext:value-type="float">
            <text:p>52.10</text:p>
          </table:table-cell>
          <table:table-cell office:value-type="float" office:value="50.1199989318848" calcext:value-type="float">
            <text:p>50.12</text:p>
          </table:table-cell>
          <table:table-cell office:value-type="float" office:value="52.1" calcext:value-type="float">
            <text:p>52.10</text:p>
          </table:table-cell>
          <table:table-cell table:formula="of:=COM.MICROSOFT.STDEV.P([.B8:.B12])" office:value-type="float" office:value="0.886286073677993" calcext:value-type="float">
            <text:p>0.89</text:p>
          </table:table-cell>
          <table:table-cell table:formula="of:=[.B12]-2*[.E12]" office:value-type="float" office:value="50.327427852644" calcext:value-type="float">
            <text:p>50.33</text:p>
          </table:table-cell>
          <table:table-cell table:formula="of:=[.B12]+4*[.E12]" office:value-type="float" office:value="55.645144294712" calcext:value-type="float">
            <text:p>55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6 20:00:00+00:00</text:p>
          </table:table-cell>
          <table:table-cell office:value-type="float" office:value="53.5" calcext:value-type="float">
            <text:p>53.50</text:p>
          </table:table-cell>
          <table:table-cell office:value-type="float" office:value="50.4700012207031" calcext:value-type="float">
            <text:p>50.47</text:p>
          </table:table-cell>
          <table:table-cell office:value-type="float" office:value="52.35" calcext:value-type="float">
            <text:p>52.35</text:p>
          </table:table-cell>
          <table:table-cell table:formula="of:=COM.MICROSOFT.STDEV.P([.B9:.B13])" office:value-type="float" office:value="1.33853619301662" calcext:value-type="float">
            <text:p>1.34</text:p>
          </table:table-cell>
          <table:table-cell table:formula="of:=[.B13]-2*[.E13]" office:value-type="float" office:value="50.8229276139668" calcext:value-type="float">
            <text:p>50.82</text:p>
          </table:table-cell>
          <table:table-cell table:formula="of:=[.B13]+4*[.E13]" office:value-type="float" office:value="58.8541447720665" calcext:value-type="float">
            <text:p>58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6-06-17 20:00:00+00:00</text:p>
          </table:table-cell>
          <table:table-cell office:value-type="float" office:value="50.1300010681152" calcext:value-type="float">
            <text:p>50.13</text:p>
          </table:table-cell>
          <table:table-cell office:value-type="float" office:value="50.4300003051758" calcext:value-type="float">
            <text:p>50.43</text:p>
          </table:table-cell>
          <table:table-cell office:value-type="float" office:value="52.4" calcext:value-type="float">
            <text:p>52.40</text:p>
          </table:table-cell>
          <table:table-cell table:formula="of:=COM.MICROSOFT.STDEV.P([.B10:.B14])" office:value-type="float" office:value="1.43020238188523" calcext:value-type="float">
            <text:p>1.43</text:p>
          </table:table-cell>
          <table:table-cell table:formula="of:=[.B14]-2*[.E14]" office:value-type="float" office:value="47.2695963043447" calcext:value-type="float">
            <text:p>47.27</text:p>
          </table:table-cell>
          <table:table-cell table:formula="of:=[.B14]+4*[.E14]" office:value-type="float" office:value="55.8508105956561" calcext:value-type="float">
            <text:p>55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0 20:00:00+00:00</text:p>
          </table:table-cell>
          <table:table-cell office:value-type="float" office:value="50.0699996948242" calcext:value-type="float">
            <text:p>50.07</text:p>
          </table:table-cell>
          <table:table-cell office:value-type="float" office:value="50.8300018310547" calcext:value-type="float">
            <text:p>50.83</text:p>
          </table:table-cell>
          <table:table-cell office:value-type="float" office:value="50.0299987792969" calcext:value-type="float">
            <text:p>50.03</text:p>
          </table:table-cell>
          <table:table-cell table:formula="of:=COM.MICROSOFT.STDEV.P([.B11:.B15])" office:value-type="float" office:value="1.44023010458435" calcext:value-type="float">
            <text:p>1.44</text:p>
          </table:table-cell>
          <table:table-cell table:formula="of:=[.B15]-2*[.E15]" office:value-type="float" office:value="47.1895394856555" calcext:value-type="float">
            <text:p>47.19</text:p>
          </table:table-cell>
          <table:table-cell table:formula="of:=[.B15]+4*[.E15]" office:value-type="float" office:value="55.8309201131616" calcext:value-type="float">
            <text:p>55.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1 20:00:00+00:00</text:p>
          </table:table-cell>
          <table:table-cell office:value-type="float" office:value="51.189998626709" calcext:value-type="float">
            <text:p>51.19</text:p>
          </table:table-cell>
          <table:table-cell office:value-type="float" office:value="51.4300003051758" calcext:value-type="float">
            <text:p>51.43</text:p>
          </table:table-cell>
          <table:table-cell office:value-type="float" office:value="50.1599998474121" calcext:value-type="float">
            <text:p>50.16</text:p>
          </table:table-cell>
          <table:table-cell table:formula="of:=COM.MICROSOFT.STDEV.P([.B12:.B16])" office:value-type="float" office:value="1.29041688404166" calcext:value-type="float">
            <text:p>1.29</text:p>
          </table:table-cell>
          <table:table-cell table:formula="of:=[.B16]-2*[.E16]" office:value-type="float" office:value="48.6091648586257" calcext:value-type="float">
            <text:p>48.61</text:p>
          </table:table-cell>
          <table:table-cell table:formula="of:=[.B16]+4*[.E16]" office:value-type="float" office:value="56.3516661628756" calcext:value-type="float">
            <text:p>56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2 20:00:00+00:00</text:p>
          </table:table-cell>
          <table:table-cell office:value-type="float" office:value="50.9900016784668" calcext:value-type="float">
            <text:p>50.99</text:p>
          </table:table-cell>
          <table:table-cell office:value-type="float" office:value="51.4599990844727" calcext:value-type="float">
            <text:p>51.46</text:p>
          </table:table-cell>
          <table:table-cell office:value-type="float" office:value="50.9524993896484" calcext:value-type="float">
            <text:p>50.95</text:p>
          </table:table-cell>
          <table:table-cell table:formula="of:=COM.MICROSOFT.STDEV.P([.B13:.B17])" office:value-type="float" office:value="1.24524036055019" calcext:value-type="float">
            <text:p>1.25</text:p>
          </table:table-cell>
          <table:table-cell table:formula="of:=[.B17]-2*[.E17]" office:value-type="float" office:value="48.4995209573664" calcext:value-type="float">
            <text:p>48.50</text:p>
          </table:table-cell>
          <table:table-cell table:formula="of:=[.B17]+4*[.E17]" office:value-type="float" office:value="55.9709631206675" calcext:value-type="float">
            <text:p>55.9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23 20:00:00+00:00</text:p>
          </table:table-cell>
          <table:table-cell office:value-type="float" office:value="51.9099998474121" calcext:value-type="float">
            <text:p>51.91</text:p>
          </table:table-cell>
          <table:table-cell office:value-type="float" office:value="54.3" calcext:value-type="float">
            <text:p>54.30</text:p>
          </table:table-cell>
          <table:table-cell office:value-type="float" office:value="49.36" calcext:value-type="float">
            <text:p>49.36</text:p>
          </table:table-cell>
          <table:table-cell table:formula="of:=COM.MICROSOFT.STDEV.P([.B14:.B18])" office:value-type="float" office:value="0.690692136337486" calcext:value-type="float">
            <text:p>0.69</text:p>
          </table:table-cell>
          <table:table-cell table:formula="of:=[.B18]-2*[.E18]" office:value-type="float" office:value="50.5286155747371" calcext:value-type="float">
            <text:p>50.53</text:p>
          </table:table-cell>
          <table:table-cell table:formula="of:=[.B18]+4*[.E18]" office:value-type="float" office:value="54.672768392762" calcext:value-type="float">
            <text:p>54.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4 20:00:00+00:00</text:p>
          </table:table-cell>
          <table:table-cell office:value-type="float" office:value="49.8300018310547" calcext:value-type="float">
            <text:p>49.83</text:p>
          </table:table-cell>
          <table:table-cell office:value-type="float" office:value="50.939998626709" calcext:value-type="float">
            <text:p>50.94</text:p>
          </table:table-cell>
          <table:table-cell office:value-type="float" office:value="48.23" calcext:value-type="float">
            <text:p>48.23</text:p>
          </table:table-cell>
          <table:table-cell table:formula="of:=COM.MICROSOFT.STDEV.P([.B15:.B19])" office:value-type="float" office:value="0.760799070443346" calcext:value-type="float">
            <text:p>0.76</text:p>
          </table:table-cell>
          <table:table-cell table:formula="of:=[.B19]-2*[.E19]" office:value-type="float" office:value="48.308403690168" calcext:value-type="float">
            <text:p>48.31</text:p>
          </table:table-cell>
          <table:table-cell table:formula="of:=[.B19]+4*[.E19]" office:value-type="float" office:value="52.8731981128281" calcext:value-type="float">
            <text:p>52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6-06-27 20:00:00+00:00</text:p>
          </table:table-cell>
          <table:table-cell office:value-type="float" office:value="48.4300003051758" calcext:value-type="float">
            <text:p>48.43</text:p>
          </table:table-cell>
          <table:table-cell office:value-type="float" office:value="49.146598815918" calcext:value-type="float">
            <text:p>49.15</text:p>
          </table:table-cell>
          <table:table-cell office:value-type="float" office:value="48.0349998474121" calcext:value-type="float">
            <text:p>48.03</text:p>
          </table:table-cell>
          <table:table-cell table:formula="of:=COM.MICROSOFT.STDEV.P([.B16:.B20])" office:value-type="float" office:value="1.21931093161286" calcext:value-type="float">
            <text:p>1.22</text:p>
          </table:table-cell>
          <table:table-cell table:formula="of:=[.B20]-2*[.E20]" office:value-type="float" office:value="45.9913784419501" calcext:value-type="float">
            <text:p>45.99</text:p>
          </table:table-cell>
          <table:table-cell table:formula="of:=[.B20]+4*[.E20]" office:value-type="float" office:value="53.3072440316272" calcext:value-type="float">
            <text:p>53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8 20:00:00+00:00</text:p>
          </table:table-cell>
          <table:table-cell office:value-type="float" office:value="49.439998626709" calcext:value-type="float">
            <text:p>49.44</text:p>
          </table:table-cell>
          <table:table-cell office:value-type="float" office:value="49.4700012207031" calcext:value-type="float">
            <text:p>49.47</text:p>
          </table:table-cell>
          <table:table-cell office:value-type="float" office:value="48.6699981689453" calcext:value-type="float">
            <text:p>48.67</text:p>
          </table:table-cell>
          <table:table-cell table:formula="of:=COM.MICROSOFT.STDEV.P([.B17:.B21])" office:value-type="float" office:value="1.21355693302329" calcext:value-type="float">
            <text:p>1.21</text:p>
          </table:table-cell>
          <table:table-cell table:formula="of:=[.B21]-2*[.E21]" office:value-type="float" office:value="47.0128847606624" calcext:value-type="float">
            <text:p>47.01</text:p>
          </table:table-cell>
          <table:table-cell table:formula="of:=[.B21]+4*[.E21]" office:value-type="float" office:value="54.2942263588022" calcext:value-type="float">
            <text:p>54.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9 20:00:00+00:00</text:p>
          </table:table-cell>
          <table:table-cell office:value-type="float" office:value="50.5400009155273" calcext:value-type="float">
            <text:p>50.54</text:p>
          </table:table-cell>
          <table:table-cell office:value-type="float" office:value="50.7200012207031" calcext:value-type="float">
            <text:p>50.72</text:p>
          </table:table-cell>
          <table:table-cell office:value-type="float" office:value="49.7999992370606" calcext:value-type="float">
            <text:p>49.80</text:p>
          </table:table-cell>
          <table:table-cell table:formula="of:=COM.MICROSOFT.STDEV.P([.B18:.B22])" office:value-type="float" office:value="1.16125796200603" calcext:value-type="float">
            <text:p>1.16</text:p>
          </table:table-cell>
          <table:table-cell table:formula="of:=[.B22]-2*[.E22]" office:value-type="float" office:value="48.2174849915152" calcext:value-type="float">
            <text:p>48.22</text:p>
          </table:table-cell>
          <table:table-cell table:formula="of:=[.B22]+4*[.E22]" office:value-type="float" office:value="55.1850327635514" calcext:value-type="float">
            <text:p>55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30 20:00:00+00:00</text:p>
          </table:table-cell>
          <table:table-cell office:value-type="float" office:value="51.1699981689453" calcext:value-type="float">
            <text:p>51.17</text:p>
          </table:table-cell>
          <table:table-cell office:value-type="float" office:value="51.2999992370605" calcext:value-type="float">
            <text:p>51.30</text:p>
          </table:table-cell>
          <table:table-cell office:value-type="float" office:value="50.5" calcext:value-type="float">
            <text:p>50.50</text:p>
          </table:table-cell>
          <table:table-cell table:formula="of:=COM.MICROSOFT.STDEV.P([.B19:.B23])" office:value-type="float" office:value="0.93789942161999" calcext:value-type="float">
            <text:p>0.94</text:p>
          </table:table-cell>
          <table:table-cell table:formula="of:=[.B23]-2*[.E23]" office:value-type="float" office:value="49.2941993257053" calcext:value-type="float">
            <text:p>49.29</text:p>
          </table:table-cell>
          <table:table-cell table:formula="of:=[.B23]+4*[.E23]" office:value-type="float" office:value="54.9215958554253" calcext:value-type="float">
            <text:p>54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1 20:00:00+00:00</text:p>
          </table:table-cell>
          <table:table-cell office:value-type="float" office:value="51.1599998474121" calcext:value-type="float">
            <text:p>51.16</text:p>
          </table:table-cell>
          <table:table-cell office:value-type="float" office:value="51.7200012207031" calcext:value-type="float">
            <text:p>51.72</text:p>
          </table:table-cell>
          <table:table-cell office:value-type="float" office:value="51.0699996948242" calcext:value-type="float">
            <text:p>51.07</text:p>
          </table:table-cell>
          <table:table-cell table:formula="of:=COM.MICROSOFT.STDEV.P([.B20:.B24])" office:value-type="float" office:value="1.0653710679628" calcext:value-type="float">
            <text:p>1.07</text:p>
          </table:table-cell>
          <table:table-cell table:formula="of:=[.B24]-2*[.E24]" office:value-type="float" office:value="49.0292577114865" calcext:value-type="float">
            <text:p>49.03</text:p>
          </table:table-cell>
          <table:table-cell table:formula="of:=[.B24]+4*[.E24]" office:value-type="float" office:value="55.4214841192633" calcext:value-type="float">
            <text:p>55.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5 20:00:00+00:00</text:p>
          </table:table-cell>
          <table:table-cell office:value-type="float" office:value="51.1699981689453" calcext:value-type="float">
            <text:p>51.17</text:p>
          </table:table-cell>
          <table:table-cell office:value-type="float" office:value="51.2799987792969" calcext:value-type="float">
            <text:p>51.28</text:p>
          </table:table-cell>
          <table:table-cell office:value-type="float" office:value="50.7400016784668" calcext:value-type="float">
            <text:p>50.74</text:p>
          </table:table-cell>
          <table:table-cell table:formula="of:=COM.MICROSOFT.STDEV.P([.B21:.B25])" office:value-type="float" office:value="0.673278478905571" calcext:value-type="float">
            <text:p>0.67</text:p>
          </table:table-cell>
          <table:table-cell table:formula="of:=[.B25]-2*[.E25]" office:value-type="float" office:value="49.8234412111342" calcext:value-type="float">
            <text:p>49.82</text:p>
          </table:table-cell>
          <table:table-cell table:formula="of:=[.B25]+4*[.E25]" office:value-type="float" office:value="53.8631120845676" calcext:value-type="float">
            <text:p>53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6 20:00:00+00:00</text:p>
          </table:table-cell>
          <table:table-cell office:value-type="float" office:value="51.3800010681152" calcext:value-type="float">
            <text:p>51.38</text:p>
          </table:table-cell>
          <table:table-cell office:value-type="float" office:value="51.5400009155273" calcext:value-type="float">
            <text:p>51.54</text:p>
          </table:table-cell>
          <table:table-cell office:value-type="float" office:value="50.3899993896484" calcext:value-type="float">
            <text:p>50.39</text:p>
          </table:table-cell>
          <table:table-cell table:formula="of:=COM.MICROSOFT.STDEV.P([.B22:.B26])" office:value-type="float" office:value="0.284295263120001" calcext:value-type="float">
            <text:p>0.28</text:p>
          </table:table-cell>
          <table:table-cell table:formula="of:=[.B26]-2*[.E26]" office:value-type="float" office:value="50.8114105418752" calcext:value-type="float">
            <text:p>50.81</text:p>
          </table:table-cell>
          <table:table-cell table:formula="of:=[.B26]+4*[.E26]" office:value-type="float" office:value="52.5171821205952" calcext:value-type="float">
            <text:p>52.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7 20:00:00+00:00</text:p>
          </table:table-cell>
          <table:table-cell office:value-type="float" office:value="51.3800010681152" calcext:value-type="float">
            <text:p>51.38</text:p>
          </table:table-cell>
          <table:table-cell office:value-type="float" office:value="51.6100006103516" calcext:value-type="float">
            <text:p>51.61</text:p>
          </table:table-cell>
          <table:table-cell office:value-type="float" office:value="51.0699996948242" calcext:value-type="float">
            <text:p>51.07</text:p>
          </table:table-cell>
          <table:table-cell table:formula="of:=COM.MICROSOFT.STDEV.P([.B23:.B27])" office:value-type="float" office:value="0.104576455806787" calcext:value-type="float">
            <text:p>0.10</text:p>
          </table:table-cell>
          <table:table-cell table:formula="of:=[.B27]-2*[.E27]" office:value-type="float" office:value="51.1708481565016" calcext:value-type="float">
            <text:p>51.17</text:p>
          </table:table-cell>
          <table:table-cell table:formula="of:=[.B27]+4*[.E27]" office:value-type="float" office:value="51.7983068913424" calcext:value-type="float">
            <text:p>51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8 20:00:00+00:00</text:p>
          </table:table-cell>
          <table:table-cell office:value-type="float" office:value="51.05" calcext:value-type="float">
            <text:p>51.05</text:p>
          </table:table-cell>
          <table:table-cell office:value-type="float" office:value="52.3600006103516" calcext:value-type="float">
            <text:p>52.36</text:p>
          </table:table-cell>
          <table:table-cell office:value-type="float" office:value="50.1" calcext:value-type="float">
            <text:p>50.10</text:p>
          </table:table-cell>
          <table:table-cell table:formula="of:=COM.MICROSOFT.STDEV.P([.B24:.B28])" office:value-type="float" office:value="0.131057912827875" calcext:value-type="float">
            <text:p>0.13</text:p>
          </table:table-cell>
          <table:table-cell table:formula="of:=[.B28]-2*[.E28]" office:value-type="float" office:value="50.7878841743443" calcext:value-type="float">
            <text:p>50.79</text:p>
          </table:table-cell>
          <table:table-cell table:formula="of:=[.B28]+4*[.E28]" office:value-type="float" office:value="51.5742316513115" calcext:value-type="float">
            <text:p>51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1 20:00:00+00:00</text:p>
          </table:table-cell>
          <table:table-cell office:value-type="float" office:value="51.05" calcext:value-type="float">
            <text:p>51.05</text:p>
          </table:table-cell>
          <table:table-cell office:value-type="float" office:value="52.8300018310547" calcext:value-type="float">
            <text:p>52.83</text:p>
          </table:table-cell>
          <table:table-cell office:value-type="float" office:value="52.4700012207031" calcext:value-type="float">
            <text:p>52.47</text:p>
          </table:table-cell>
          <table:table-cell table:formula="of:=COM.MICROSOFT.STDEV.P([.B25:.B29])" office:value-type="float" office:value="0.148674729022611" calcext:value-type="float">
            <text:p>0.15</text:p>
          </table:table-cell>
          <table:table-cell table:formula="of:=[.B29]-2*[.E29]" office:value-type="float" office:value="50.7526505419548" calcext:value-type="float">
            <text:p>50.75</text:p>
          </table:table-cell>
          <table:table-cell table:formula="of:=[.B29]+4*[.E29]" office:value-type="float" office:value="51.6446989160904" calcext:value-type="float">
            <text:p>51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6-07-12 20:00:00+00:00</text:p>
          </table:table-cell>
          <table:table-cell office:value-type="float" office:value="53.2099990844727" calcext:value-type="float">
            <text:p>53.21</text:p>
          </table:table-cell>
          <table:table-cell office:value-type="float" office:value="53.4000015258789" calcext:value-type="float">
            <text:p>53.40</text:p>
          </table:table-cell>
          <table:table-cell office:value-type="float" office:value="52.7849998474121" calcext:value-type="float">
            <text:p>52.78</text:p>
          </table:table-cell>
          <table:table-cell table:formula="of:=COM.MICROSOFT.STDEV.P([.B26:.B30])" office:value-type="float" office:value="0.811531401473025" calcext:value-type="float">
            <text:p>0.81</text:p>
          </table:table-cell>
          <table:table-cell table:formula="of:=[.B30]-2*[.E30]" office:value-type="float" office:value="51.5869362815266" calcext:value-type="float">
            <text:p>51.59</text:p>
          </table:table-cell>
          <table:table-cell table:formula="of:=[.B30]+4*[.E30]" office:value-type="float" office:value="56.4561246903648" calcext:value-type="float">
            <text:p>56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 20:00:00+00:00</text:p>
          </table:table-cell>
          <table:table-cell office:value-type="float" office:value="53.5099983215332" calcext:value-type="float">
            <text:p>53.51</text:p>
          </table:table-cell>
          <table:table-cell office:value-type="float" office:value="53.8600006103516" calcext:value-type="float">
            <text:p>53.86</text:p>
          </table:table-cell>
          <table:table-cell office:value-type="float" office:value="53.1800003051758" calcext:value-type="float">
            <text:p>53.18</text:p>
          </table:table-cell>
          <table:table-cell table:formula="of:=COM.MICROSOFT.STDEV.P([.B27:.B31])" office:value-type="float" office:value="1.08863138968762" calcext:value-type="float">
            <text:p>1.09</text:p>
          </table:table-cell>
          <table:table-cell table:formula="of:=[.B31]-2*[.E31]" office:value-type="float" office:value="51.332735542158" calcext:value-type="float">
            <text:p>51.33</text:p>
          </table:table-cell>
          <table:table-cell table:formula="of:=[.B31]+4*[.E31]" office:value-type="float" office:value="57.8645238802837" calcext:value-type="float">
            <text:p>57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20:00:00+00:00</text:p>
          </table:table-cell>
          <table:table-cell office:value-type="float" office:value="53.7400016784668" calcext:value-type="float">
            <text:p>53.74</text:p>
          </table:table-cell>
          <table:table-cell office:value-type="float" office:value="53.9900016784668" calcext:value-type="float">
            <text:p>53.99</text:p>
          </table:table-cell>
          <table:table-cell office:value-type="float" office:value="53.5800018310547" calcext:value-type="float">
            <text:p>53.58</text:p>
          </table:table-cell>
          <table:table-cell table:formula="of:=COM.MICROSOFT.STDEV.P([.B28:.B32])" office:value-type="float" office:value="1.20549404760247" calcext:value-type="float">
            <text:p>1.21</text:p>
          </table:table-cell>
          <table:table-cell table:formula="of:=[.B32]-2*[.E32]" office:value-type="float" office:value="51.3290135832619" calcext:value-type="float">
            <text:p>51.33</text:p>
          </table:table-cell>
          <table:table-cell table:formula="of:=[.B32]+4*[.E32]" office:value-type="float" office:value="58.5619778688767" calcext:value-type="float">
            <text:p>58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5 20:00:00+00:00</text:p>
          </table:table-cell>
          <table:table-cell office:value-type="float" office:value="53.7000007629395" calcext:value-type="float">
            <text:p>53.70</text:p>
          </table:table-cell>
          <table:table-cell office:value-type="float" office:value="54" calcext:value-type="float">
            <text:p>54.00</text:p>
          </table:table-cell>
          <table:table-cell office:value-type="float" office:value="53.2099990844727" calcext:value-type="float">
            <text:p>53.21</text:p>
          </table:table-cell>
          <table:table-cell table:formula="of:=COM.MICROSOFT.STDEV.P([.B29:.B33])" office:value-type="float" office:value="1.01345759344069" calcext:value-type="float">
            <text:p>1.01</text:p>
          </table:table-cell>
          <table:table-cell table:formula="of:=[.B33]-2*[.E33]" office:value-type="float" office:value="51.6730855760581" calcext:value-type="float">
            <text:p>51.67</text:p>
          </table:table-cell>
          <table:table-cell table:formula="of:=[.B33]+4*[.E33]" office:value-type="float" office:value="57.7538311367023" calcext:value-type="float">
            <text:p>57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8 20:00:00+00:00</text:p>
          </table:table-cell>
          <table:table-cell office:value-type="float" office:value="53.9599990844727" calcext:value-type="float">
            <text:p>53.96</text:p>
          </table:table-cell>
          <table:table-cell office:value-type="float" office:value="54.3400001525879" calcext:value-type="float">
            <text:p>54.34</text:p>
          </table:table-cell>
          <table:table-cell office:value-type="float" office:value="53.5499992370606" calcext:value-type="float">
            <text:p>53.55</text:p>
          </table:table-cell>
          <table:table-cell table:formula="of:=COM.MICROSOFT.STDEV.P([.B30:.B34])" office:value-type="float" office:value="0.251603271398229" calcext:value-type="float">
            <text:p>0.25</text:p>
          </table:table-cell>
          <table:table-cell table:formula="of:=[.B34]-2*[.E34]" office:value-type="float" office:value="53.4567925416762" calcext:value-type="float">
            <text:p>53.46</text:p>
          </table:table-cell>
          <table:table-cell table:formula="of:=[.B34]+4*[.E34]" office:value-type="float" office:value="54.9664121700656" calcext:value-type="float">
            <text:p>54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9 20:00:00+00:00</text:p>
          </table:table-cell>
          <table:table-cell office:value-type="float" office:value="53.0900001525879" calcext:value-type="float">
            <text:p>53.09</text:p>
          </table:table-cell>
          <table:table-cell office:value-type="float" office:value="53.9000015258789" calcext:value-type="float">
            <text:p>53.90</text:p>
          </table:table-cell>
          <table:table-cell office:value-type="float" office:value="52.9300003051758" calcext:value-type="float">
            <text:p>52.93</text:p>
          </table:table-cell>
          <table:table-cell table:formula="of:=COM.MICROSOFT.STDEV.P([.B31:.B35])" office:value-type="float" office:value="0.292369666644949" calcext:value-type="float">
            <text:p>0.29</text:p>
          </table:table-cell>
          <table:table-cell table:formula="of:=[.B35]-2*[.E35]" office:value-type="float" office:value="52.505260819298" calcext:value-type="float">
            <text:p>52.51</text:p>
          </table:table-cell>
          <table:table-cell table:formula="of:=[.B35]+4*[.E35]" office:value-type="float" office:value="54.2594788191677" calcext:value-type="float">
            <text:p>54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0 20:00:00+00:00</text:p>
          </table:table-cell>
          <table:table-cell office:value-type="float" office:value="55.9099998474121" calcext:value-type="float">
            <text:p>55.91</text:p>
          </table:table-cell>
          <table:table-cell office:value-type="float" office:value="66.8400001525879" calcext:value-type="float">
            <text:p>66.84</text:p>
          </table:table-cell>
          <table:table-cell office:value-type="float" office:value="55.5299987792969" calcext:value-type="float">
            <text:p>55.53</text:p>
          </table:table-cell>
          <table:table-cell table:formula="of:=COM.MICROSOFT.STDEV.P([.B32:.B36])" office:value-type="float" office:value="0.959520467519394" calcext:value-type="float">
            <text:p>0.96</text:p>
          </table:table-cell>
          <table:table-cell table:formula="of:=[.B36]-2*[.E36]" office:value-type="float" office:value="53.9909589123733" calcext:value-type="float">
            <text:p>53.99</text:p>
          </table:table-cell>
          <table:table-cell table:formula="of:=[.B36]+4*[.E36]" office:value-type="float" office:value="59.7480817174897" calcext:value-type="float">
            <text:p>59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1 20:00:00+00:00</text:p>
          </table:table-cell>
          <table:table-cell office:value-type="float" office:value="55.7999992370606" calcext:value-type="float">
            <text:p>55.80</text:p>
          </table:table-cell>
          <table:table-cell office:value-type="float" office:value="56.2299995422363" calcext:value-type="float">
            <text:p>56.23</text:p>
          </table:table-cell>
          <table:table-cell office:value-type="float" office:value="55.7599983215332" calcext:value-type="float">
            <text:p>55.76</text:p>
          </table:table-cell>
          <table:table-cell table:formula="of:=COM.MICROSOFT.STDEV.P([.B33:.B37])" office:value-type="float" office:value="1.14869290144769" calcext:value-type="float">
            <text:p>1.15</text:p>
          </table:table-cell>
          <table:table-cell table:formula="of:=[.B37]-2*[.E37]" office:value-type="float" office:value="53.5026134341652" calcext:value-type="float">
            <text:p>53.50</text:p>
          </table:table-cell>
          <table:table-cell table:formula="of:=[.B37]+4*[.E37]" office:value-type="float" office:value="60.3947708428513" calcext:value-type="float">
            <text:p>60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2 20:00:00+00:00</text:p>
          </table:table-cell>
          <table:table-cell office:value-type="float" office:value="56.5699996948242" calcext:value-type="float">
            <text:p>56.57</text:p>
          </table:table-cell>
          <table:table-cell office:value-type="float" office:value="56.627498626709" calcext:value-type="float">
            <text:p>56.63</text:p>
          </table:table-cell>
          <table:table-cell office:value-type="float" office:value="55.7799987792969" calcext:value-type="float">
            <text:p>55.78</text:p>
          </table:table-cell>
          <table:table-cell table:formula="of:=COM.MICROSOFT.STDEV.P([.B34:.B38])" office:value-type="float" office:value="1.31460405648146" calcext:value-type="float">
            <text:p>1.31</text:p>
          </table:table-cell>
          <table:table-cell table:formula="of:=[.B38]-2*[.E38]" office:value-type="float" office:value="53.9407915818613" calcext:value-type="float">
            <text:p>53.94</text:p>
          </table:table-cell>
          <table:table-cell table:formula="of:=[.B38]+4*[.E38]" office:value-type="float" office:value="61.82841592075" calcext:value-type="float">
            <text:p>61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5 20:00:00+00:00</text:p>
          </table:table-cell>
          <table:table-cell office:value-type="float" office:value="56.7299995422363" calcext:value-type="float">
            <text:p>56.73</text:p>
          </table:table-cell>
          <table:table-cell office:value-type="float" office:value="56.7400016784668" calcext:value-type="float">
            <text:p>56.74</text:p>
          </table:table-cell>
          <table:table-cell office:value-type="float" office:value="56.2550010681152" calcext:value-type="float">
            <text:p>56.26</text:p>
          </table:table-cell>
          <table:table-cell table:formula="of:=COM.MICROSOFT.STDEV.P([.B35:.B39])" office:value-type="float" office:value="1.31544648455778" calcext:value-type="float">
            <text:p>1.32</text:p>
          </table:table-cell>
          <table:table-cell table:formula="of:=[.B39]-2*[.E39]" office:value-type="float" office:value="54.0991065731207" calcext:value-type="float">
            <text:p>54.10</text:p>
          </table:table-cell>
          <table:table-cell table:formula="of:=[.B39]+4*[.E39]" office:value-type="float" office:value="61.9917854804674" calcext:value-type="float">
            <text:p>6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6 20:00:00+00:00</text:p>
          </table:table-cell>
          <table:table-cell office:value-type="float" office:value="56.7599983215332" calcext:value-type="float">
            <text:p>56.76</text:p>
          </table:table-cell>
          <table:table-cell office:value-type="float" office:value="57.2900009155273" calcext:value-type="float">
            <text:p>57.29</text:p>
          </table:table-cell>
          <table:table-cell office:value-type="float" office:value="56.5099983215332" calcext:value-type="float">
            <text:p>56.51</text:p>
          </table:table-cell>
          <table:table-cell table:formula="of:=COM.MICROSOFT.STDEV.P([.B36:.B40])" office:value-type="float" office:value="0.413985299702078" calcext:value-type="float">
            <text:p>0.41</text:p>
          </table:table-cell>
          <table:table-cell table:formula="of:=[.B40]-2*[.E40]" office:value-type="float" office:value="55.9320277221291" calcext:value-type="float">
            <text:p>55.93</text:p>
          </table:table-cell>
          <table:table-cell table:formula="of:=[.B40]+4*[.E40]" office:value-type="float" office:value="58.4159395203415" calcext:value-type="float">
            <text:p>58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7 20:00:00+00:00</text:p>
          </table:table-cell>
          <table:table-cell office:value-type="float" office:value="56.189998626709" calcext:value-type="float">
            <text:p>56.19</text:p>
          </table:table-cell>
          <table:table-cell office:value-type="float" office:value="56.7999992370605" calcext:value-type="float">
            <text:p>56.80</text:p>
          </table:table-cell>
          <table:table-cell office:value-type="float" office:value="56.1100006103516" calcext:value-type="float">
            <text:p>56.11</text:p>
          </table:table-cell>
          <table:table-cell table:formula="of:=COM.MICROSOFT.STDEV.P([.B37:.B41])" office:value-type="float" office:value="0.366333173350088" calcext:value-type="float">
            <text:p>0.37</text:p>
          </table:table-cell>
          <table:table-cell table:formula="of:=[.B41]-2*[.E41]" office:value-type="float" office:value="55.4573322800088" calcext:value-type="float">
            <text:p>55.46</text:p>
          </table:table-cell>
          <table:table-cell table:formula="of:=[.B41]+4*[.E41]" office:value-type="float" office:value="57.6553313201094" calcext:value-type="float">
            <text:p>57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8 20:00:00+00:00</text:p>
          </table:table-cell>
          <table:table-cell office:value-type="float" office:value="56.2099990844727" calcext:value-type="float">
            <text:p>56.21</text:p>
          </table:table-cell>
          <table:table-cell office:value-type="float" office:value="56.3699989318848" calcext:value-type="float">
            <text:p>56.37</text:p>
          </table:table-cell>
          <table:table-cell office:value-type="float" office:value="55.7200012207031" calcext:value-type="float">
            <text:p>55.72</text:p>
          </table:table-cell>
          <table:table-cell table:formula="of:=COM.MICROSOFT.STDEV.P([.B38:.B42])" office:value-type="float" office:value="0.247095196499399" calcext:value-type="float">
            <text:p>0.25</text:p>
          </table:table-cell>
          <table:table-cell table:formula="of:=[.B42]-2*[.E42]" office:value-type="float" office:value="55.7158086914739" calcext:value-type="float">
            <text:p>55.72</text:p>
          </table:table-cell>
          <table:table-cell table:formula="of:=[.B42]+4*[.E42]" office:value-type="float" office:value="57.1983798704703" calcext:value-type="float">
            <text:p>57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9 20:00:00+00:00</text:p>
          </table:table-cell>
          <table:table-cell office:value-type="float" office:value="56.6800003051758" calcext:value-type="float">
            <text:p>56.68</text:p>
          </table:table-cell>
          <table:table-cell office:value-type="float" office:value="56.7599983215332" calcext:value-type="float">
            <text:p>56.76</text:p>
          </table:table-cell>
          <table:table-cell office:value-type="float" office:value="56.0499992370606" calcext:value-type="float">
            <text:p>56.05</text:p>
          </table:table-cell>
          <table:table-cell table:formula="of:=COM.MICROSOFT.STDEV.P([.B39:.B43])" office:value-type="float" office:value="0.257728742787607" calcext:value-type="float">
            <text:p>0.26</text:p>
          </table:table-cell>
          <table:table-cell table:formula="of:=[.B43]-2*[.E43]" office:value-type="float" office:value="56.1645428196006" calcext:value-type="float">
            <text:p>56.16</text:p>
          </table:table-cell>
          <table:table-cell table:formula="of:=[.B43]+4*[.E43]" office:value-type="float" office:value="57.7109152763262" calcext:value-type="float">
            <text:p>57.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22:03:13.502160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22:14:16.142107549</meta:creation-date>
    <dc:date>2018-08-13T23:05:07.334612513</dc:date>
    <meta:editing-duration>PT1H20M50S</meta:editing-duration>
    <meta:editing-cycles>25</meta:editing-cycles>
    <meta:generator>LibreOffice/6.0.6.2$Linux_X86_64 LibreOffice_project/00m0$Build-2</meta:generator>
    <meta:document-statistic meta:table-count="2" meta:cell-count="805" meta:object-count="0"/>
  </office:meta>
</office:document-meta>
</file>